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6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8" style:family="paragraph" style:parent-style-name="Standard">
      <style:paragraph-properties fo:line-height="100%"/>
      <style:text-properties fo:color="#000000" loext:opacity="100%" fo:font-size="10pt" fo:font-weight="normal" fo:background-color="#fffff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b31f8" officeooo:paragraph-rsid="000b31f8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4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paragraph-rsid="000c6569" style:font-size-asian="10pt" style:font-size-complex="10pt"/>
    </style:style>
    <style:style style:name="P20" style:family="paragraph" style:parent-style-name="Standard">
      <style:paragraph-properties fo:line-height="100%"/>
      <style:text-properties officeooo:rsid="000a537b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31f8"/>
    </style:style>
    <style:style style:name="T5" style:family="text">
      <style:text-properties officeooo:rsid="000b4873"/>
    </style:style>
    <style:style style:name="T6" style:family="text">
      <style:text-properties officeooo:rsid="000c6569"/>
    </style:style>
    <style:style style:name="T7" style:family="text">
      <style:text-properties fo:color="#000000" loext:opacity="100%" style:font-name="Inconsolata" fo:font-size="8pt" fo:font-weight="normal" fo:background-color="#ffffff" loext:char-shading-value="0" style:font-size-asian="8pt" style:font-size-complex="8pt"/>
    </style:style>
    <style:style style:name="T8" style:family="text">
      <style:text-properties style:font-name="Liberation Mono" officeooo:rsid="000a537b"/>
    </style:style>
    <style:style style:name="T9" style:family="text">
      <style:text-properties style:font-name="Liberation Serif" officeooo:rsid="000a53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5</text:span></text:p>
      <text:p text:style-name="P1">По дисциплине “Операционные системы”</text:p>
      <text:p text:style-name="P1">Тема: “<text:span text:style-name="T1">Ввод/вывод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<text:span text:style-name="T6">3</text:span></text:p>
      <text:p text:style-name="P3"><text:span text:style-name="T6">Романюк</text:span> А. <text:span text:style-name="T6">П</text:span>.</text:p>
      <text:p text:style-name="P3">Проверил:</text:p>
      <text:p text:style-name="P3">Чеслов А. 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3</text:p>
      <text:p text:style-name="P4"><text:soft-page-break/><text:span text:style-name="T2">Цел работы:</text:span> изучить стандартные потоки вывода и ввода.</text:p>
      <text:p text:style-name="P9">Ход работы:</text:p>
      <text:p text:style-name="P4"/>
      <text:p text:style-name="P20">Вариант 9. Написать программу, которая получает со стандартного потока ввода строки в</text:p>
      <text:p text:style-name="P12"><text:span text:style-name="T1">формате, аналогичном /etc/</text:span><text:span text:style-name="T9">passwd (login </text:span><text:span text:style-name="Source_20_Text"><text:span text:style-name="T9">: password : UID : GID : GECOS : home : shell), и</text:span></text:span></text:p>
      <text:p text:style-name="P12"><text:span text:style-name="Source_20_Text"><text:span text:style-name="T9">выводит в стандартный поток вывода строки, с четными значениями UID, а в поток ошибки – с</text:span></text:span></text:p>
      <text:p text:style-name="P12"><text:span text:style-name="Source_20_Text"><text:span text:style-name="T9">нечетными. Протестировать на различных файлах с использованием конвейеров в различных</text:span></text:span></text:p>
      <text:p text:style-name="P12"><text:span text:style-name="Source_20_Text"><text:span text:style-name="T9">комбинациях вашей программы и команд cat, sort, head, t</text:span></text:span><text:span text:style-name="T9">ail.</text:span></text:p>
      <text:p text:style-name="P12"><text:span text:style-name="Source_20_Text"><text:span text:style-name="T9">Вариант 9. В текущем каталоге создайте два файла, в один из которых выводите UID и</text:span></text:span></text:p>
      <text:p text:style-name="P12"><text:span text:style-name="Source_20_Text"><text:span text:style-name="T9">имя пользователя, а в другой – GID и имя пользователя.</text:span></text:span></text:p>
      <text:p text:style-name="P18"><text:span text:style-name="Source_20_Text"/></text:p>
      <text:p text:style-name="P18"><text:span text:style-name="Source_20_Text">#include &lt;sys/types.h&gt;</text:span></text:p>
      <text:p text:style-name="P18"><text:span text:style-name="Source_20_Text">#include &lt;fcntl.h&gt;</text:span></text:p>
      <text:p text:style-name="P18"><text:span text:style-name="Source_20_Text">#include &lt;stdio.h&gt;</text:span></text:p>
      <text:p text:style-name="P18"><text:span text:style-name="Source_20_Text">#include &lt;unistd.h&gt;</text:span></text:p>
      <text:p text:style-name="P18"><text:span text:style-name="Source_20_Text">#include &lt;stdlib.h&gt;</text:span></text:p>
      <text:p text:style-name="P18"><text:span text:style-name="Source_20_Text"/></text:p>
      <text:p text:style-name="P18"><text:span text:style-name="Source_20_Text">int main(){</text:span></text:p>
      <text:p text:style-name="P18"><text:span text:style-name="Source_20_Text">//</text:span><text:span text:style-name="Source_20_Text"><text:span text:style-name="T6">part1</text:span></text:span></text:p>
      <text:p text:style-name="P18"><text:span text:style-name="Source_20_Text">FILE *file = fopen("/etc/passwd","r");</text:span></text:p>
      <text:p text:style-name="P18"><text:span text:style-name="Source_20_Text"/></text:p>
      <text:p text:style-name="P18"><text:span text:style-name="Source_20_Text">if (file == NULL)</text:span></text:p>
      <text:p text:style-name="P18"><text:span text:style-name="Source_20_Text">{</text:span></text:p>
      <text:p text:style-name="P18"><text:span text:style-name="Source_20_Text">perror("Error file doesnt exist");</text:span></text:p>
      <text:p text:style-name="P18"><text:span text:style-name="Source_20_Text">return 1;</text:span></text:p>
      <text:p text:style-name="P18"><text:span text:style-name="Source_20_Text">}</text:span></text:p>
      <text:p text:style-name="P18"><text:span text:style-name="Source_20_Text"/></text:p>
      <text:p text:style-name="P18"><text:span text:style-name="Source_20_Text">char tmp[256];</text:span></text:p>
      <text:p text:style-name="P18"><text:span text:style-name="Source_20_Text">int line_number = 1;</text:span></text:p>
      <text:p text:style-name="P18"><text:span text:style-name="Source_20_Text"/></text:p>
      <text:p text:style-name="P18"><text:span text:style-name="Source_20_Text">while (fgets(tmp, sizeof(tmp),file) != NULL){</text:span></text:p>
      <text:p text:style-name="P18"><text:span text:style-name="Source_20_Text">if (line_number % 2 == 0){</text:span></text:p>
      <text:p text:style-name="P18"><text:span text:style-name="Source_20_Text">printf("%s", tmp);</text:span></text:p>
      <text:p text:style-name="P18"><text:span text:style-name="Source_20_Text">} else {</text:span></text:p>
      <text:p text:style-name="P18"><text:span text:style-name="Source_20_Text">fprintf(stderr,"%s", tmp);</text:span></text:p>
      <text:p text:style-name="P18"><text:span text:style-name="Source_20_Text">}</text:span></text:p>
      <text:p text:style-name="P18"><text:span text:style-name="Source_20_Text">line_number++;</text:span></text:p>
      <text:p text:style-name="P18"><text:span text:style-name="Source_20_Text">}</text:span></text:p>
      <text:p text:style-name="P18"><text:span text:style-name="Source_20_Text"/></text:p>
      <text:p text:style-name="P18"><text:span text:style-name="Source_20_Text">fclose(file);</text:span></text:p>
      <text:p text:style-name="P18"><text:span text:style-name="Source_20_Text">//</text:span><text:span text:style-name="Source_20_Text"><text:span text:style-name="T6">part2</text:span></text:span></text:p>
      <text:p text:style-name="P18"><text:span text:style-name="Source_20_Text"><text:s/>uid_t uid = getuid(); // Получаем UID пользователя</text:span></text:p>
      <text:p text:style-name="P18"><text:span text:style-name="Source_20_Text"><text:s/>gid_t gid = getgid(); // Получаем GID пользователя</text:span></text:p>
      <text:p text:style-name="P18"><text:span text:style-name="Source_20_Text">char *username = getenv("USER");</text:span></text:p>
      <text:p text:style-name="P18"><text:span text:style-name="Source_20_Text"><text:s text:c="4"/>if (username == NULL) {</text:span></text:p>
      <text:p text:style-name="P18"><text:span text:style-name="Source_20_Text"><text:s text:c="8"/>perror("Ошибка при получении имени пользователя");</text:span></text:p>
      <text:p text:style-name="P18"><text:span text:style-name="Source_20_Text"><text:s text:c="8"/>return 1;</text:span></text:p>
      <text:p text:style-name="P19"><text:span text:style-name="Source_20_Text"><text:s text:c="4"/>}</text:span></text:p>
      <text:p text:style-name="P18"><text:span text:style-name="Source_20_Text"><text:s text:c="4"/>FILE *uid_username_file = fopen("uid_username.txt", "w");</text:span></text:p>
      <text:p text:style-name="P18"><text:span text:style-name="Source_20_Text"><text:s text:c="4"/>if (uid_username_file == NULL) {</text:span></text:p>
      <text:p text:style-name="P18"><text:span text:style-name="Source_20_Text"><text:s text:c="8"/>perror("Ошибка при создании файла uid_username.txt");</text:span></text:p>
      <text:p text:style-name="P18"><text:span text:style-name="Source_20_Text"><text:s text:c="5"/>return 1;</text:span></text:p>
      <text:p text:style-name="P18"><text:span text:style-name="Source_20_Text"><text:s text:c="4"/>}</text:span></text:p>
      <text:p text:style-name="P18"><text:span text:style-name="Source_20_Text"><text:s text:c="4"/>fprintf(uid_username_file, "UID: %d\nUsername: %s\n", uid, username);</text:span></text:p>
      <text:p text:style-name="P18"><text:span text:style-name="Source_20_Text"><text:s text:c="4"/>fclose(uid_username_file);</text:span></text:p>
      <text:p text:style-name="P18"><text:span text:style-name="Source_20_Text"><text:s text:c="4"/>FILE *gid_username_file = fopen("gid_username.txt", "w");</text:span></text:p>
      <text:p text:style-name="P18"><text:span text:style-name="Source_20_Text"><text:s text:c="4"/>if (gid_username_file == NULL) {</text:span></text:p>
      <text:p text:style-name="P18"><text:soft-page-break/><text:span text:style-name="Source_20_Text"><text:s text:c="8"/>perror("Ошибка при создании файла gid_username.txt");</text:span></text:p>
      <text:p text:style-name="P18"><text:span text:style-name="Source_20_Text"><text:s text:c="8"/>return 1;</text:span></text:p>
      <text:p text:style-name="P18"><text:span text:style-name="Source_20_Text"><text:s text:c="4"/>}</text:span></text:p>
      <text:p text:style-name="P18"><text:span text:style-name="Source_20_Text"><text:s text:c="4"/>fprintf(gid_username_file, "GID: %d\nUsername: %s\n", gid, username);</text:span></text:p>
      <text:p text:style-name="P18"><text:span text:style-name="Source_20_Text"><text:s text:c="4"/>fclose(gid_username_file);</text:span></text:p>
      <text:p text:style-name="P18"><text:span text:style-name="Source_20_Text"><text:s text:c="4"/>printf("Файлы uid_username.txt и gid_username.txt успешно созданы.\n");</text:span></text:p>
      <text:p text:style-name="P18"><text:span text:style-name="Source_20_Text">}</text:span></text:p>
      <text:p text:style-name="P18"><text:span text:style-name="Source_20_Text"/></text:p>
      <text:p text:style-name="P18"><text:span text:style-name="Source_20_Text">oleksiiko@DeusExMachine:~$ cat uid_username.txt gid_username.txt</text:span></text:p>
      <text:p text:style-name="P18"><text:span text:style-name="Source_20_Text">UID: 1000</text:span></text:p>
      <text:p text:style-name="P18"><text:span text:style-name="Source_20_Text">Username: oleksiiko</text:span></text:p>
      <text:p text:style-name="P18"><text:span text:style-name="Source_20_Text">GID: 1000</text:span></text:p>
      <text:p text:style-name="P18"><text:span text:style-name="Source_20_Text">Username: oleksiiko</text:span></text:p>
      <text:p text:style-name="P18"><text:span text:style-name="Source_20_Text"/></text:p>
      <text:p text:style-name="P18"><text:span text:style-name="Source_20_Text">oleksiiko@DeusExMachine:~$ ./lab5 &gt; nechet.txt 2&gt; chet.txt</text:span></text:p>
      <text:p text:style-name="P18"><text:span text:style-name="Source_20_Text">oleksiiko@DeusExMachine:~$ cat chet.txt nechet.txt | sort</text:span></text:p>
      <text:p text:style-name="P18"><text:span text:style-name="Source_20_Text">_apt:x:42:65534::/nonexistent:/usr/sbin/nologin</text:span></text:p>
      <text:p text:style-name="P18"><text:span text:style-name="Source_20_Text">avahi-autoipd:x:105:114:Avahi autoip daemon,,,:/var/lib/avahi-autoipd:/usr/sbin/nologin</text:span></text:p>
      <text:p text:style-name="P18"><text:span text:style-name="Source_20_Text">avahi:x:110:116:Avahi mDNS daemon,,,:/run/avahi-daemon:/usr/sbin/nologin</text:span></text:p>
      <text:p text:style-name="P18"><text:span text:style-name="Source_20_Text">backup:x:34:34:backup:/var/backups:/usr/sbin/nologin</text:span></text:p>
      <text:p text:style-name="P18"><text:span text:style-name="Source_20_Text">bin:x:2:2:bin:/bin:/usr/sbin/nologin</text:span></text:p>
      <text:p text:style-name="P18"><text:span text:style-name="Source_20_Text">colord:x:118:126:colord colour management daemon,,,:/var/lib/colord:/usr/sbin/nologin</text:span></text:p>
      <text:p text:style-name="P18"><text:span text:style-name="Source_20_Text">oleksiiko@DeusExMachine:~$ cat chet.txt nechet.txt | tail -n 10</text:span></text:p>
      <text:p text:style-name="P18"><text:span text:style-name="Source_20_Text">avahi-autoipd:x:105:114:Avahi autoip daemon,,,:/var/lib/avahi-autoipd:/usr/sbin/nologin</text:span></text:p>
      <text:p text:style-name="P18"><text:span text:style-name="Source_20_Text">kernoops:x:107:65534:Kernel Oops Tracking Daemon,,,:/:/usr/sbin/nologin</text:span></text:p>
      <text:p text:style-name="P18"><text:span text:style-name="Source_20_Text">dnsmasq:x:109:65534:dnsmasq,,,:/var/lib/misc:/usr/sbin/nologin</text:span></text:p>
      <text:p text:style-name="P18"><text:span text:style-name="Source_20_Text">cups-pk-helper:x:111:118:user for cups-pk-helper service,,,:/nonexistent:/usr/sbin/nologin</text:span></text:p>
      <text:p text:style-name="P18"><text:span text:style-name="Source_20_Text">sssd:x:113:120:SSSD system user,,,:/var/lib/sss:/usr/sbin/nologin</text:span></text:p>
      <text:p text:style-name="P18"><text:span text:style-name="Source_20_Text">fwupd-refresh:x:115:122:fwupd-refresh user,,,:/run/systemd:/usr/sbin/nologin</text:span></text:p>
      <text:p text:style-name="P18"><text:span text:style-name="Source_20_Text">saned:x:117:125::/var/lib/saned:/usr/sbin/nologin</text:span></text:p>
      <text:p text:style-name="P18"><text:span text:style-name="Source_20_Text">geoclue:x:119:127::/var/lib/geoclue:/usr/sbin/nologin</text:span></text:p>
      <text:p text:style-name="P18"><text:span text:style-name="Source_20_Text">cups-browsed:x:121:118::/nonexistent:/usr/sbin/nologin</text:span></text:p>
      <text:p text:style-name="P18"><text:span text:style-name="Source_20_Text">hplip:x:123:7:HPLIP system user,,,:/run/hplip:/bin/false</text:span></text:p>
      <text:p text:style-name="P15"><text:span text:style-name="T3">Вывод:</text:span><text:span text:style-name="T5"> </text:span><text:span text:style-name="T1">изучи</text:span><text:span text:style-name="T5">л</text:span><text:span text:style-name="T1"> стандартные потоки вывода и ввод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3-10-04T21:57:15.142226040</dc:date>
    <meta:editing-duration>PT11M47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3" meta:paragraph-count="96" meta:word-count="356" meta:character-count="3567" meta:non-whitespace-character-count="3206"/>
  </office:meta>
</office:document-meta>
</file>